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Nimbus Sans L1" svg:font-family="'Nimbus Sans L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2" svg:font-family="'Nimbus Sans L'" style:font-adornments="Gras" style:font-family-generic="swiss" style:font-pitch="variable"/>
    <style:font-face style:name="Nimbus Sans L" svg:font-family="'Nimbus Sans 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236d18" officeooo:paragraph-rsid="00236d18"/>
    </style:style>
    <style:style style:name="P2" style:family="paragraph" style:parent-style-name="Standard" style:list-style-name="L1"/>
    <style:style style:name="P3" style:family="paragraph" style:parent-style-name="Standard" style:list-style-name="L7"/>
    <style:style style:name="P4" style:family="paragraph" style:parent-style-name="Standard" style:list-style-name="L8">
      <style:text-properties officeooo:rsid="00236d18" officeooo:paragraph-rsid="00236d18"/>
    </style:style>
    <style:style style:name="P5" style:family="paragraph" style:parent-style-name="Standard" style:list-style-name="L9">
      <style:text-properties officeooo:rsid="00236d18" officeooo:paragraph-rsid="00236d18"/>
    </style:style>
    <style:style style:name="P6" style:family="paragraph" style:parent-style-name="Standard" style:list-style-name="L9">
      <style:text-properties officeooo:paragraph-rsid="00236d18"/>
    </style:style>
    <style:style style:name="P7" style:family="paragraph" style:parent-style-name="Standard" style:list-style-name="L9">
      <style:text-properties officeooo:rsid="0023eb2d" officeooo:paragraph-rsid="00236d18"/>
    </style:style>
    <style:style style:name="P8" style:family="paragraph" style:parent-style-name="Standard" style:list-style-name="L10">
      <style:text-properties officeooo:rsid="001e3b63" officeooo:paragraph-rsid="001e3b63"/>
    </style:style>
    <style:style style:name="P9" style:family="paragraph" style:parent-style-name="Standard" style:list-style-name="L11">
      <style:text-properties officeooo:rsid="001e3b63" officeooo:paragraph-rsid="001e3b63"/>
    </style:style>
    <style:style style:name="P10" style:family="paragraph" style:parent-style-name="Standard" style:list-style-name="L12">
      <style:text-properties officeooo:rsid="001e3b63" officeooo:paragraph-rsid="001e3b63"/>
    </style:style>
    <style:style style:name="P11" style:family="paragraph" style:parent-style-name="Standard" style:list-style-name="L10">
      <style:text-properties officeooo:rsid="0027c96f" officeooo:paragraph-rsid="0027c96f"/>
    </style:style>
    <style:style style:name="P12" style:family="paragraph" style:parent-style-name="Standard" style:list-style-name="L12">
      <style:text-properties officeooo:rsid="00235cc3" officeooo:paragraph-rsid="00235cc3"/>
    </style:style>
    <style:style style:name="P13" style:family="paragraph" style:parent-style-name="Standard" style:list-style-name="L13"/>
    <style:style style:name="P14" style:family="paragraph" style:parent-style-name="Standard" style:list-style-name="L13">
      <style:text-properties officeooo:rsid="001b7d29" officeooo:paragraph-rsid="001b7d29"/>
    </style:style>
    <style:style style:name="P15" style:family="paragraph" style:parent-style-name="Standard" style:list-style-name="L13">
      <style:text-properties officeooo:rsid="0018d1d4" officeooo:paragraph-rsid="0018d1d4"/>
    </style:style>
    <style:style style:name="P16" style:family="paragraph" style:parent-style-name="Standard" style:list-style-name="L14"/>
    <style:style style:name="P17" style:family="paragraph" style:parent-style-name="Text_20_body">
      <style:text-properties officeooo:rsid="003b68a8"/>
    </style:style>
    <style:style style:name="P18" style:family="paragraph" style:parent-style-name="Text_20_body">
      <style:text-properties officeooo:rsid="003b68a8" officeooo:paragraph-rsid="003b68a8"/>
    </style:style>
    <style:style style:name="T1" style:family="text">
      <style:text-properties officeooo:rsid="0010b695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0b695"/>
    </style:style>
    <style:style style:name="T4" style:family="text">
      <style:text-properties style:text-position="sub 58%" officeooo:rsid="003949b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462c4"/>
    </style:style>
    <style:style style:name="T7" style:family="text">
      <style:text-properties style:text-position="0% 100%" officeooo:rsid="001533e7"/>
    </style:style>
    <style:style style:name="T8" style:family="text">
      <style:text-properties officeooo:rsid="001205c0"/>
    </style:style>
    <style:style style:name="T9" style:family="text">
      <style:text-properties officeooo:rsid="001462c4"/>
    </style:style>
    <style:style style:name="T10" style:family="text">
      <style:text-properties officeooo:rsid="0015ed37"/>
    </style:style>
    <style:style style:name="T11" style:family="text">
      <style:text-properties officeooo:rsid="00179d83"/>
    </style:style>
    <style:style style:name="T12" style:family="text">
      <style:text-properties officeooo:rsid="001a36ee"/>
    </style:style>
    <style:style style:name="T13" style:family="text">
      <style:text-properties officeooo:rsid="001d448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d4483" style:font-style-asian="italic" style:font-style-complex="italic"/>
    </style:style>
    <style:style style:name="T16" style:family="text">
      <style:text-properties fo:font-style="italic" officeooo:rsid="003aa7a4" style:font-style-asian="italic" style:font-style-complex="italic"/>
    </style:style>
    <style:style style:name="T17" style:family="text">
      <style:text-properties officeooo:rsid="001e3b63"/>
    </style:style>
    <style:style style:name="T18" style:family="text">
      <style:text-properties officeooo:rsid="00226b01"/>
    </style:style>
    <style:style style:name="T19" style:family="text">
      <style:text-properties officeooo:rsid="00226b96"/>
    </style:style>
    <style:style style:name="T20" style:family="text">
      <style:text-properties officeooo:rsid="0022a6ad"/>
    </style:style>
    <style:style style:name="T21" style:family="text">
      <style:text-properties officeooo:rsid="0034326b"/>
    </style:style>
    <style:style style:name="T22" style:family="text">
      <style:text-properties officeooo:rsid="003949b9"/>
    </style:style>
    <style:style style:name="T23" style:family="text">
      <style:text-properties officeooo:rsid="00395fb6"/>
    </style:style>
    <style:style style:name="T24" style:family="text">
      <style:text-properties officeooo:rsid="003aa7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pagation des surfaces t<text:span text:style-name="T2">1</text:span> → t<text:span text:style-name="T2">2</text:span></text:h>
      <text:p text:style-name="Standard"><text:span text:style-name="T2"><text:tab/></text:span><text:span text:style-name="T5">événements possibles :</text:span></text:p>
      <text:list xml:id="list1177741925251923672" text:style-name="L1">
        <text:list-item>
          <text:p text:style-name="P2"><text:span text:style-name="T5">nouvelle surface à partir d'un vertex/d'une edge convexe </text:span><text:span text:style-name="T6">(</text:span><text:span text:style-name="T7">événement </text:span><text:span text:style-name="T6">associé à la disparition de features)</text:span></text:p>
        </text:list-item>
        <text:list-item>
          <text:p text:style-name="P2"><text:span text:style-name="T11">(</text:span>formation d'une singularité ...<text:span text:style-name="T11">)</text:span></text:p>
        </text:list-item>
      </text:list>
      <text:h text:style-name="Heading_20_3" text:outline-level="3">Régénération B-Rep(t<text:span text:style-name="T2">2</text:span>) </text:h>
      <text:p text:style-name="Standard"><text:tab/>événements possibles :</text:p>
      <text:list xml:id="list3129802116216117710" text:style-name="L7">
        <text:list-item>
          <text:p text:style-name="P3">apparition de faces</text:p>
          <text:list>
            <text:list-item>
              <text:p text:style-name="P3">nouvelle surface <text:span text:style-name="T18">lors de la propagation</text:span></text:p>
            </text:list-item>
            <text:list-item>
              <text:p text:style-name="P3">face non connexe divisée en « sous-faces » connexes <text:span text:style-name="T24">=&gt; </text:span><text:span text:style-name="T16">garder en mémoire la correspondance ancienne face → nouvelles faces</text:span></text:p>
            </text:list-item>
          </text:list>
        </text:list-item>
        <text:list-item>
          <text:p text:style-name="P3">disparition de face (surface entièrement à l'intérieur du « solide » <text:span text:style-name="T19">=&gt; domaine paramétrique vide</text:span>)</text:p>
        </text:list-item>
      </text:list>
      <text:h text:style-name="Heading_20_3" text:outline-level="3">Construction hypergraphe <text:span text:style-name="T10">des features </text:span>H(t<text:span text:style-name="T2">2</text:span>) </text:h>
      <text:p text:style-name="P1">hyperface : </text:p>
      <text:list xml:id="list5000913487700464425" text:style-name="L8">
        <text:list-item>
          <text:p text:style-name="P4">liste non ordonnée d'indices de faces</text:p>
        </text:list-item>
      </text:list>
      <text:p text:style-name="P1">hyperedge : </text:p>
      <text:list xml:id="list344517938450620003" text:style-name="L9">
        <text:list-item>
          <text:p text:style-name="P5">liste ordonnée d'edges (2 sens possibles)</text:p>
        </text:list-item>
        <text:list-item>
          <text:p text:style-name="P7">(feature) vertices aux extrémités, 0 (cycle) ou 2 (path)</text:p>
          <text:p text:style-name="P6"/>
        </text:list-item>
      </text:list>
      <text:list xml:id="list436682626307472282" text:style-name="L10">
        <text:list-item>
          <text:list>
            <text:list-item>
              <text:p text:style-name="P8">hyperfaces</text:p>
              <text:list>
                <text:list-item>
                  <text:p text:style-name="P11">marquer comme <text:span text:style-name="T17">« feature </text:span>edge <text:span text:style-name="T17">» les </text:span>edges</text:p>
                  <text:list>
                    <text:list-item>
                      <text:p text:style-name="P11">non smooth ;</text:p>
                    </text:list-item>
                    <text:list-item>
                      <text:p text:style-name="P11">incidentes à une seule face.</text:p>
                    </text:list-item>
                  </text:list>
                </text:list-item>
              </text:list>
            </text:list-item>
          </text:list>
        </text:list-item>
      </text:list>
      <text:list xml:id="list5992949665261448237" text:style-name="L11">
        <text:list-item>
          <text:list>
            <text:list-item>
              <text:list>
                <text:list-item>
                  <text:p text:style-name="P9">tant que toutes les faces n'ont pas été parcourues : choisir une face non parcourue, parcourir toutes les faces adjacentes reliées par une smooth edge, et ainsi de suite jusqu'à ce qu'aucune nouvelle face ne soit ajoutée</text:p>
                </text:list-item>
              </text:list>
            </text:list-item>
          </text:list>
        </text:list-item>
      </text:list>
      <text:list xml:id="list4279412619410000234" text:style-name="L12">
        <text:list-item>
          <text:list>
            <text:list-item>
              <text:p text:style-name="P10">hyperedges : <text:s/></text:p>
              <text:list>
                <text:list-item>
                  <text:p text:style-name="P10">marquer comme « feature vertex » les vertices</text:p>
                  <text:list>
                    <text:list-item>
                      <text:p text:style-name="P10">incidents à <text:span text:style-name="T21">1 ou &gt;2</text:span> feature edges ;</text:p>
                    </text:list-item>
                    <text:list-item>
                      <text:p text:style-name="P10"><text:span text:style-name="T20">qui </text:span>forment une discontinuité de tangente entre 2 feature edges adjacentes.</text:p>
                    </text:list-item>
                  </text:list>
                </text:list-item>
                <text:list-item>
                  <text:p text:style-name="P12">construire hyperedges ouvertes (paths) : tant qu'un feature vertex a une valence non nulle :</text:p>
                  <text:list>
                    <text:list-item>
                      <text:p text:style-name="P12">commencer à partir d'un feature vertex de valence &gt; 0</text:p>
                    </text:list-item>
                    <text:list-item>
                      <text:p text:style-name="P12">parcourir les feature edges (en suivant une orientation consistante) jusqu'à un feature vertex</text:p>
                    </text:list-item>
                    <text:list-item>
                      <text:p text:style-name="P12">marquer les features edges parcourues et mettre à jour la valence (nb de feature edges incidentes) des features vertices parcourus</text:p>
                    </text:list-item>
                  </text:list>
                </text:list-item>
                <text:list-item>
                  <text:p text:style-name="P12">construire hyperedges fermées (cycles) : tant que toutes les feature edges n'ont pas été parcourues :</text:p>
                  <text:list>
                    <text:list-item>
                      <text:p text:style-name="P12">commencer par une feature edge non parcourue et choisir un sens de parcours</text:p>
                    </text:list-item>
                    <text:list-item>
                      <text:p text:style-name="P12">parcourir les feautre edges adjacentes (pas d'ambiguité possible) en gardant le même sens de parcours</text:p>
                    </text:list-item>
                    <text:list-item>
                      <text:p text:style-name="P12"><text:soft-page-break/>terminer lorsque la prochaine feature edge est identique à la première</text:p>
                    </text:list-item>
                    <text:list-item>
                      <text:p text:style-name="P12">marquer les features edges parcourues et mettre à jour la valence (nb de feature edges incidentes) des features vertices parcourus (ces derniers doivent tous avoir une valence nulle à présent).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pan text:style-name="T1">« Isomorphisme » d'hypergraphes H(t</text:span><text:span text:style-name="T3">1</text:span><text:span text:style-name="T1">) &lt;=&gt; H(t</text:span><text:span text:style-name="T3">2</text:span><text:span text:style-name="T1">) (hyperfaces, hyperedges, vertices)</text:span></text:h>
      <text:list xml:id="list7569362578995668129" text:style-name="L13">
        <text:list-item>
          <text:p text:style-name="P13">trivial si aucun événement n'est survenu lors de la propagation des surfaces et la régénération de la B-Rep <text:span text:style-name="T22">(mêmes faces à t</text:span><text:span text:style-name="T4">1</text:span><text:span text:style-name="T22"> et t</text:span><text:span text:style-name="T4">2</text:span><text:span text:style-name="T22">)</text:span></text:p>
        </text:list-item>
        <text:list-item>
          <text:p text:style-name="P14">mapping H(t<text:span text:style-name="T2">1</text:span>) → H(t<text:span text:style-name="T2">2</text:span>)</text:p>
          <text:list>
            <text:list-item>
              <text:p text:style-name="P15">pas <text:span text:style-name="T13">une </text:span><text:span text:style-name="T14">injecti</text:span><text:span text:style-name="T15">on</text:span> si des faces sont apparues <text:span text:style-name="T12">(i.e. des hyperfaces ont fusionné et des features ont disparu)</text:span></text:p>
            </text:list-item>
            <text:list-item>
              <text:p text:style-name="P15">pas <text:span text:style-name="T13">une </text:span><text:span text:style-name="T15">application</text:span> si des faces ont disparu <text:span text:style-name="T12">(i.e. des hyperfaces ont été scindées et des features sont apparues)</text:span></text:p>
            </text:list-item>
          </text:list>
        </text:list-item>
      </text:list>
      <text:h text:style-name="Heading_20_3" text:outline-level="3">Mi<text:span text:style-name="T8">s</text:span>e à jour maillage des « features »</text:h>
      <text:list xml:id="list7953149305438889306" text:style-name="L14">
        <text:list-item>
          <text:p text:style-name="P16">si les H(t1) et H(t2) sont isomorphes/homéomorphes</text:p>
          <text:list>
            <text:list-item>
              <text:p text:style-name="P16">trivial pour des hyperedges non cycliques <text:span text:style-name="T9">(/!\ ordre des sommets)</text:span></text:p>
            </text:list-item>
            <text:list-item>
              <text:p text:style-name="P16">trouver 2 paires de sommets en correspondance</text:p>
            </text:list-item>
          </text:list>
        </text:list-item>
      </text:list>
      <text:h text:style-name="Heading_20_3" text:outline-level="3">Optimisation du maillage avec respect des features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Nimbus Sans L1" svg:font-family="'Nimbus Sans L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2" svg:font-family="'Nimbus Sans L'" style:font-adornments="Gras" style:font-family-generic="swiss" style:font-pitch="variable"/>
    <style:font-face style:name="Nimbus Sans L" svg:font-family="'Nimbus Sans 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  <style:text-properties style:font-name="Nimbus Sans L" fo:font-family="'Nimbus Sans L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Nimbus Sans L2" fo:font-family="'Nimbus Sans L'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Nimbus Sans L" fo:font-family="'Nimbus Sans L'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Nimbus Sans L2" fo:font-family="'Nimbus Sans L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Nimbus Sans L2" fo:font-family="'Nimbus Sans L'" style:font-style-name="Gras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8-28T13:49:05.108940402</meta:creation-date>
    <dc:date>2018-09-11T13:14:36.835602291</dc:date>
    <dc:creator>Bastien Andrieu</dc:creator>
    <meta:editing-duration>P1DT2H39M15S</meta:editing-duration>
    <meta:editing-cycles>31</meta:editing-cycles>
    <meta:generator>LibreOffice/5.0.6.2$Linux_X86_64 LibreOffice_project/00$Build-2</meta:generator>
    <meta:document-statistic meta:table-count="0" meta:image-count="0" meta:object-count="0" meta:page-count="2" meta:paragraph-count="45" meta:word-count="488" meta:character-count="2850" meta:non-whitespace-character-count="2439"/>
  </office:meta>
</office:document-meta>
</file>